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Verdana" svg:font-family="Verdana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3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6" style:family="table-cell" style:parent-style-name="Default" style:data-style-name="N0"/>
    <style:style style:name="ce7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 style:use-optimal-column-width="true"/>
    </style:style>
    <style:style style:name="co2" style:family="table-column">
      <style:table-column-properties fo:break-before="auto" style:column-width="2.91041666666667cm" style:use-optimal-column-width="true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38666666666667cm" style:use-optimal-column-width="true"/>
    </style:style>
    <style:style style:name="co6" style:family="table-column">
      <style:table-column-properties fo:break-before="auto" style:column-width="4.048125cm" style:use-optimal-column-width="true"/>
    </style:style>
    <style:style style:name="co7" style:family="table-column">
      <style:table-column-properties fo:break-before="auto" style:column-width="2.619375cm"/>
    </style:style>
    <style:style style:name="ro1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90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8">
            <text:p>臺北市90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">
            <text:p>區　別</text:p>
          </table:table-cell>
          <table:table-cell office:value-type="string" table:number-columns-spanned="1" table:number-rows-spanned="2" table:style-name="ce8">
            <text:p>戶　數</text:p>
          </table:table-cell>
          <table:table-cell office:value-type="string" table:number-columns-spanned="3" table:number-rows-spanned="1" table:style-name="ce8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894763" table:style-name="ce3">
            <text:p>894,763</text:p>
          </table:table-cell>
          <table:table-cell office:value-type="float" office:value="2633802" table:style-name="ce3">
            <text:p>2,633,802</text:p>
          </table:table-cell>
          <table:table-cell office:value-type="float" office:value="1300179" table:style-name="ce3">
            <text:p>1,300,179</text:p>
          </table:table-cell>
          <table:table-cell office:value-type="float" office:value="1333623" table:style-name="ce3">
            <text:p>1,333,6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0846" table:style-name="ce3">
            <text:p>70,846</text:p>
          </table:table-cell>
          <table:table-cell office:value-type="float" office:value="205031" table:style-name="ce3">
            <text:p>205,031</text:p>
          </table:table-cell>
          <table:table-cell office:value-type="float" office:value="99090" table:style-name="ce3">
            <text:p>99,090</text:p>
          </table:table-cell>
          <table:table-cell office:value-type="float" office:value="105941" table:style-name="ce3">
            <text:p>105,94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2852" table:style-name="ce3">
            <text:p>82,852</text:p>
          </table:table-cell>
          <table:table-cell office:value-type="float" office:value="237530" table:style-name="ce3">
            <text:p>237,530</text:p>
          </table:table-cell>
          <table:table-cell office:value-type="float" office:value="118291" table:style-name="ce3">
            <text:p>118,291</text:p>
          </table:table-cell>
          <table:table-cell office:value-type="float" office:value="119239" table:style-name="ce3">
            <text:p>119,23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0404" table:style-name="ce3">
            <text:p>110,404</text:p>
          </table:table-cell>
          <table:table-cell office:value-type="float" office:value="315818" table:style-name="ce3">
            <text:p>315,818</text:p>
          </table:table-cell>
          <table:table-cell office:value-type="float" office:value="152234" table:style-name="ce3">
            <text:p>152,234</text:p>
          </table:table-cell>
          <table:table-cell office:value-type="float" office:value="163584" table:style-name="ce3">
            <text:p>163,58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80854" table:style-name="ce3">
            <text:p>80,854</text:p>
          </table:table-cell>
          <table:table-cell office:value-type="float" office:value="216043" table:style-name="ce3">
            <text:p>216,043</text:p>
          </table:table-cell>
          <table:table-cell office:value-type="float" office:value="104395" table:style-name="ce3">
            <text:p>104,395</text:p>
          </table:table-cell>
          <table:table-cell office:value-type="float" office:value="111648" table:style-name="ce3">
            <text:p>111,64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7959" table:style-name="ce3">
            <text:p>57,959</text:p>
          </table:table-cell>
          <table:table-cell office:value-type="float" office:value="161635" table:style-name="ce3">
            <text:p>161,635</text:p>
          </table:table-cell>
          <table:table-cell office:value-type="float" office:value="79935" table:style-name="ce3">
            <text:p>79,935</text:p>
          </table:table-cell>
          <table:table-cell office:value-type="float" office:value="81700" table:style-name="ce3">
            <text:p>81,7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3269" table:style-name="ce3">
            <text:p>43,269</text:p>
          </table:table-cell>
          <table:table-cell office:value-type="float" office:value="131343" table:style-name="ce3">
            <text:p>131,343</text:p>
          </table:table-cell>
          <table:table-cell office:value-type="float" office:value="66032" table:style-name="ce3">
            <text:p>66,032</text:p>
          </table:table-cell>
          <table:table-cell office:value-type="float" office:value="65311" table:style-name="ce3">
            <text:p>65,31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0235" table:style-name="ce3">
            <text:p>70,235</text:p>
          </table:table-cell>
          <table:table-cell office:value-type="float" office:value="204024" table:style-name="ce3">
            <text:p>204,024</text:p>
          </table:table-cell>
          <table:table-cell office:value-type="float" office:value="104017" table:style-name="ce3">
            <text:p>104,017</text:p>
          </table:table-cell>
          <table:table-cell office:value-type="float" office:value="100007" table:style-name="ce3">
            <text:p>100,00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86971" table:style-name="ce3">
            <text:p>86,971</text:p>
          </table:table-cell>
          <table:table-cell office:value-type="float" office:value="253920" table:style-name="ce3">
            <text:p>253,920</text:p>
          </table:table-cell>
          <table:table-cell office:value-type="float" office:value="125990" table:style-name="ce3">
            <text:p>125,990</text:p>
          </table:table-cell>
          <table:table-cell office:value-type="float" office:value="127930" table:style-name="ce3">
            <text:p>127,93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6792" table:style-name="ce3">
            <text:p>36,792</text:p>
          </table:table-cell>
          <table:table-cell office:value-type="float" office:value="113937" table:style-name="ce3">
            <text:p>113,937</text:p>
          </table:table-cell>
          <table:table-cell office:value-type="float" office:value="57425" table:style-name="ce3">
            <text:p>57,425</text:p>
          </table:table-cell>
          <table:table-cell office:value-type="float" office:value="56512" table:style-name="ce3">
            <text:p>56,51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83170" table:style-name="ce3">
            <text:p>83,170</text:p>
          </table:table-cell>
          <table:table-cell office:value-type="float" office:value="254521" table:style-name="ce3">
            <text:p>254,521</text:p>
          </table:table-cell>
          <table:table-cell office:value-type="float" office:value="125593" table:style-name="ce3">
            <text:p>125,593</text:p>
          </table:table-cell>
          <table:table-cell office:value-type="float" office:value="128928" table:style-name="ce3">
            <text:p>128,9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91953" table:style-name="ce3">
            <text:p>91,953</text:p>
          </table:table-cell>
          <table:table-cell office:value-type="float" office:value="292096" table:style-name="ce3">
            <text:p>292,096</text:p>
          </table:table-cell>
          <table:table-cell office:value-type="float" office:value="144425" table:style-name="ce3">
            <text:p>144,425</text:p>
          </table:table-cell>
          <table:table-cell office:value-type="float" office:value="147671" table:style-name="ce3">
            <text:p>147,67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79458" table:style-name="ce3">
            <text:p>79,458</text:p>
          </table:table-cell>
          <table:table-cell office:value-type="float" office:value="247904" table:style-name="ce3">
            <text:p>247,904</text:p>
          </table:table-cell>
          <table:table-cell office:value-type="float" office:value="122752" table:style-name="ce3">
            <text:p>122,752</text:p>
          </table:table-cell>
          <table:table-cell office:value-type="float" office:value="125152" table:style-name="ce3">
            <text:p>125,152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91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8">
            <text:p>臺北市91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">
            <text:p>區　別</text:p>
          </table:table-cell>
          <table:table-cell office:value-type="string" table:number-columns-spanned="1" table:number-rows-spanned="2" table:style-name="ce8">
            <text:p>戶　數</text:p>
          </table:table-cell>
          <table:table-cell office:value-type="string" table:number-columns-spanned="3" table:number-rows-spanned="1" table:style-name="ce8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906988" table:style-name="ce3">
            <text:p>906,988</text:p>
          </table:table-cell>
          <table:table-cell office:value-type="float" office:value="2641856" table:style-name="ce3">
            <text:p>2,641,856</text:p>
          </table:table-cell>
          <table:table-cell office:value-type="float" office:value="1301458" table:style-name="ce3">
            <text:p>1,301,458</text:p>
          </table:table-cell>
          <table:table-cell office:value-type="float" office:value="1340398" table:style-name="ce3">
            <text:p>1,340,39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1589" table:style-name="ce3">
            <text:p>71,589</text:p>
          </table:table-cell>
          <table:table-cell office:value-type="float" office:value="205289" table:style-name="ce3">
            <text:p>205,289</text:p>
          </table:table-cell>
          <table:table-cell office:value-type="float" office:value="99034" table:style-name="ce3">
            <text:p>99,034</text:p>
          </table:table-cell>
          <table:table-cell office:value-type="float" office:value="106255" table:style-name="ce3">
            <text:p>106,25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3502" table:style-name="ce3">
            <text:p>83,502</text:p>
          </table:table-cell>
          <table:table-cell office:value-type="float" office:value="237362" table:style-name="ce3">
            <text:p>237,362</text:p>
          </table:table-cell>
          <table:table-cell office:value-type="float" office:value="117891" table:style-name="ce3">
            <text:p>117,891</text:p>
          </table:table-cell>
          <table:table-cell office:value-type="float" office:value="119471" table:style-name="ce3">
            <text:p>119,47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1296" table:style-name="ce3">
            <text:p>111,296</text:p>
          </table:table-cell>
          <table:table-cell office:value-type="float" office:value="315714" table:style-name="ce3">
            <text:p>315,714</text:p>
          </table:table-cell>
          <table:table-cell office:value-type="float" office:value="151810" table:style-name="ce3">
            <text:p>151,810</text:p>
          </table:table-cell>
          <table:table-cell office:value-type="float" office:value="163904" table:style-name="ce3">
            <text:p>163,90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82174" table:style-name="ce3">
            <text:p>82,174</text:p>
          </table:table-cell>
          <table:table-cell office:value-type="float" office:value="217569" table:style-name="ce3">
            <text:p>217,569</text:p>
          </table:table-cell>
          <table:table-cell office:value-type="float" office:value="104931" table:style-name="ce3">
            <text:p>104,931</text:p>
          </table:table-cell>
          <table:table-cell office:value-type="float" office:value="112638" table:style-name="ce3">
            <text:p>112,63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8528" table:style-name="ce3">
            <text:p>58,528</text:p>
          </table:table-cell>
          <table:table-cell office:value-type="float" office:value="161808" table:style-name="ce3">
            <text:p>161,808</text:p>
          </table:table-cell>
          <table:table-cell office:value-type="float" office:value="79728" table:style-name="ce3">
            <text:p>79,728</text:p>
          </table:table-cell>
          <table:table-cell office:value-type="float" office:value="82080" table:style-name="ce3">
            <text:p>82,08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3827" table:style-name="ce3">
            <text:p>43,827</text:p>
          </table:table-cell>
          <table:table-cell office:value-type="float" office:value="131077" table:style-name="ce3">
            <text:p>131,077</text:p>
          </table:table-cell>
          <table:table-cell office:value-type="float" office:value="65867" table:style-name="ce3">
            <text:p>65,867</text:p>
          </table:table-cell>
          <table:table-cell office:value-type="float" office:value="65210" table:style-name="ce3">
            <text:p>65,21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1033" table:style-name="ce3">
            <text:p>71,033</text:p>
          </table:table-cell>
          <table:table-cell office:value-type="float" office:value="203451" table:style-name="ce3">
            <text:p>203,451</text:p>
          </table:table-cell>
          <table:table-cell office:value-type="float" office:value="103574" table:style-name="ce3">
            <text:p>103,574</text:p>
          </table:table-cell>
          <table:table-cell office:value-type="float" office:value="99877" table:style-name="ce3">
            <text:p>99,87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88491" table:style-name="ce3">
            <text:p>88,491</text:p>
          </table:table-cell>
          <table:table-cell office:value-type="float" office:value="256528" table:style-name="ce3">
            <text:p>256,528</text:p>
          </table:table-cell>
          <table:table-cell office:value-type="float" office:value="126912" table:style-name="ce3">
            <text:p>126,912</text:p>
          </table:table-cell>
          <table:table-cell office:value-type="float" office:value="129616" table:style-name="ce3">
            <text:p>129,6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7240" table:style-name="ce3">
            <text:p>37,240</text:p>
          </table:table-cell>
          <table:table-cell office:value-type="float" office:value="113839" table:style-name="ce3">
            <text:p>113,839</text:p>
          </table:table-cell>
          <table:table-cell office:value-type="float" office:value="57111" table:style-name="ce3">
            <text:p>57,111</text:p>
          </table:table-cell>
          <table:table-cell office:value-type="float" office:value="56728" table:style-name="ce3">
            <text:p>56,7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85169" table:style-name="ce3">
            <text:p>85,169</text:p>
          </table:table-cell>
          <table:table-cell office:value-type="float" office:value="258611" table:style-name="ce3">
            <text:p>258,611</text:p>
          </table:table-cell>
          <table:table-cell office:value-type="float" office:value="127391" table:style-name="ce3">
            <text:p>127,391</text:p>
          </table:table-cell>
          <table:table-cell office:value-type="float" office:value="131220" table:style-name="ce3">
            <text:p>131,2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93056" table:style-name="ce3">
            <text:p>93,056</text:p>
          </table:table-cell>
          <table:table-cell office:value-type="float" office:value="291493" table:style-name="ce3">
            <text:p>291,493</text:p>
          </table:table-cell>
          <table:table-cell office:value-type="float" office:value="143976" table:style-name="ce3">
            <text:p>143,976</text:p>
          </table:table-cell>
          <table:table-cell office:value-type="float" office:value="147517" table:style-name="ce3">
            <text:p>147,5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81083" table:style-name="ce3">
            <text:p>81,083</text:p>
          </table:table-cell>
          <table:table-cell office:value-type="float" office:value="249115" table:style-name="ce3">
            <text:p>249,115</text:p>
          </table:table-cell>
          <table:table-cell office:value-type="float" office:value="123233" table:style-name="ce3">
            <text:p>123,233</text:p>
          </table:table-cell>
          <table:table-cell office:value-type="float" office:value="125882" table:style-name="ce3">
            <text:p>125,882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92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8">
            <text:p>臺北市92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">
            <text:p>區　別</text:p>
          </table:table-cell>
          <table:table-cell office:value-type="string" table:number-columns-spanned="1" table:number-rows-spanned="2" table:style-name="ce8">
            <text:p>戶　數</text:p>
          </table:table-cell>
          <table:table-cell office:value-type="string" table:number-columns-spanned="3" table:number-rows-spanned="1" table:style-name="ce8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914716" table:style-name="ce3">
            <text:p>914,716</text:p>
          </table:table-cell>
          <table:table-cell office:value-type="float" office:value="2627138" table:style-name="ce3">
            <text:p>2,627,138</text:p>
          </table:table-cell>
          <table:table-cell office:value-type="float" office:value="1291742" table:style-name="ce3">
            <text:p>1,291,742</text:p>
          </table:table-cell>
          <table:table-cell office:value-type="float" office:value="1335396" table:style-name="ce3">
            <text:p>1,335,39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3033" table:style-name="ce3">
            <text:p>73,033</text:p>
          </table:table-cell>
          <table:table-cell office:value-type="float" office:value="205593" table:style-name="ce3">
            <text:p>205,593</text:p>
          </table:table-cell>
          <table:table-cell office:value-type="float" office:value="99021" table:style-name="ce3">
            <text:p>99,021</text:p>
          </table:table-cell>
          <table:table-cell office:value-type="float" office:value="106572" table:style-name="ce3">
            <text:p>106,57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3662" table:style-name="ce3">
            <text:p>83,662</text:p>
          </table:table-cell>
          <table:table-cell office:value-type="float" office:value="234590" table:style-name="ce3">
            <text:p>234,590</text:p>
          </table:table-cell>
          <table:table-cell office:value-type="float" office:value="116130" table:style-name="ce3">
            <text:p>116,130</text:p>
          </table:table-cell>
          <table:table-cell office:value-type="float" office:value="118460" table:style-name="ce3">
            <text:p>118,46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1585" table:style-name="ce3">
            <text:p>111,585</text:p>
          </table:table-cell>
          <table:table-cell office:value-type="float" office:value="313011" table:style-name="ce3">
            <text:p>313,011</text:p>
          </table:table-cell>
          <table:table-cell office:value-type="float" office:value="150235" table:style-name="ce3">
            <text:p>150,235</text:p>
          </table:table-cell>
          <table:table-cell office:value-type="float" office:value="162776" table:style-name="ce3">
            <text:p>162,77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83127" table:style-name="ce3">
            <text:p>83,127</text:p>
          </table:table-cell>
          <table:table-cell office:value-type="float" office:value="216999" table:style-name="ce3">
            <text:p>216,999</text:p>
          </table:table-cell>
          <table:table-cell office:value-type="float" office:value="104491" table:style-name="ce3">
            <text:p>104,491</text:p>
          </table:table-cell>
          <table:table-cell office:value-type="float" office:value="112508" table:style-name="ce3">
            <text:p>112,50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8592" table:style-name="ce3">
            <text:p>58,592</text:p>
          </table:table-cell>
          <table:table-cell office:value-type="float" office:value="159599" table:style-name="ce3">
            <text:p>159,599</text:p>
          </table:table-cell>
          <table:table-cell office:value-type="float" office:value="78392" table:style-name="ce3">
            <text:p>78,392</text:p>
          </table:table-cell>
          <table:table-cell office:value-type="float" office:value="81207" table:style-name="ce3">
            <text:p>81,20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4274" table:style-name="ce3">
            <text:p>44,274</text:p>
          </table:table-cell>
          <table:table-cell office:value-type="float" office:value="129440" table:style-name="ce3">
            <text:p>129,440</text:p>
          </table:table-cell>
          <table:table-cell office:value-type="float" office:value="64889" table:style-name="ce3">
            <text:p>64,889</text:p>
          </table:table-cell>
          <table:table-cell office:value-type="float" office:value="64551" table:style-name="ce3">
            <text:p>64,55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1232" table:style-name="ce3">
            <text:p>71,232</text:p>
          </table:table-cell>
          <table:table-cell office:value-type="float" office:value="200266" table:style-name="ce3">
            <text:p>200,266</text:p>
          </table:table-cell>
          <table:table-cell office:value-type="float" office:value="101903" table:style-name="ce3">
            <text:p>101,903</text:p>
          </table:table-cell>
          <table:table-cell office:value-type="float" office:value="98363" table:style-name="ce3">
            <text:p>98,36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89463" table:style-name="ce3">
            <text:p>89,463</text:p>
          </table:table-cell>
          <table:table-cell office:value-type="float" office:value="256506" table:style-name="ce3">
            <text:p>256,506</text:p>
          </table:table-cell>
          <table:table-cell office:value-type="float" office:value="126681" table:style-name="ce3">
            <text:p>126,681</text:p>
          </table:table-cell>
          <table:table-cell office:value-type="float" office:value="129825" table:style-name="ce3">
            <text:p>129,8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7579" table:style-name="ce3">
            <text:p>37,579</text:p>
          </table:table-cell>
          <table:table-cell office:value-type="float" office:value="113122" table:style-name="ce3">
            <text:p>113,122</text:p>
          </table:table-cell>
          <table:table-cell office:value-type="float" office:value="56669" table:style-name="ce3">
            <text:p>56,669</text:p>
          </table:table-cell>
          <table:table-cell office:value-type="float" office:value="56453" table:style-name="ce3">
            <text:p>56,45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86266" table:style-name="ce3">
            <text:p>86,266</text:p>
          </table:table-cell>
          <table:table-cell office:value-type="float" office:value="259789" table:style-name="ce3">
            <text:p>259,789</text:p>
          </table:table-cell>
          <table:table-cell office:value-type="float" office:value="127727" table:style-name="ce3">
            <text:p>127,727</text:p>
          </table:table-cell>
          <table:table-cell office:value-type="float" office:value="132062" table:style-name="ce3">
            <text:p>132,06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93689" table:style-name="ce3">
            <text:p>93,689</text:p>
          </table:table-cell>
          <table:table-cell office:value-type="float" office:value="289194" table:style-name="ce3">
            <text:p>289,194</text:p>
          </table:table-cell>
          <table:table-cell office:value-type="float" office:value="142700" table:style-name="ce3">
            <text:p>142,700</text:p>
          </table:table-cell>
          <table:table-cell office:value-type="float" office:value="146494" table:style-name="ce3">
            <text:p>146,49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82214" table:style-name="ce3">
            <text:p>82,214</text:p>
          </table:table-cell>
          <table:table-cell office:value-type="float" office:value="249029" table:style-name="ce3">
            <text:p>249,029</text:p>
          </table:table-cell>
          <table:table-cell office:value-type="float" office:value="122904" table:style-name="ce3">
            <text:p>122,904</text:p>
          </table:table-cell>
          <table:table-cell office:value-type="float" office:value="126125" table:style-name="ce3">
            <text:p>126,125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93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8">
            <text:p>臺北市93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">
            <text:p>區　別</text:p>
          </table:table-cell>
          <table:table-cell office:value-type="string" table:number-columns-spanned="1" table:number-rows-spanned="2" table:style-name="ce8">
            <text:p>戶　數</text:p>
          </table:table-cell>
          <table:table-cell office:value-type="string" table:number-columns-spanned="3" table:number-rows-spanned="1" table:style-name="ce8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923325" table:style-name="ce4">
            <text:p>923,325</text:p>
          </table:table-cell>
          <table:table-cell office:value-type="float" office:value="2622472" table:style-name="ce3">
            <text:p>2,622,472</text:p>
          </table:table-cell>
          <table:table-cell office:value-type="float" office:value="1286303" table:style-name="ce3">
            <text:p>1,286,303</text:p>
          </table:table-cell>
          <table:table-cell office:value-type="float" office:value="1336169" table:style-name="ce3">
            <text:p>1,336,16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3768" table:style-name="ce3">
            <text:p>73,768</text:p>
          </table:table-cell>
          <table:table-cell office:value-type="float" office:value="205962" table:style-name="ce3">
            <text:p>205,962</text:p>
          </table:table-cell>
          <table:table-cell office:value-type="float" office:value="98839" table:style-name="ce4">
            <text:p>98,839</text:p>
          </table:table-cell>
          <table:table-cell office:value-type="float" office:value="107123" table:style-name="ce3">
            <text:p>107,1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3875" table:style-name="ce3">
            <text:p>83,875</text:p>
          </table:table-cell>
          <table:table-cell office:value-type="float" office:value="232506" table:style-name="ce3">
            <text:p>232,506</text:p>
          </table:table-cell>
          <table:table-cell office:value-type="float" office:value="114648" table:style-name="ce3">
            <text:p>114,648</text:p>
          </table:table-cell>
          <table:table-cell office:value-type="float" office:value="117858" table:style-name="ce3">
            <text:p>117,85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2428" table:style-name="ce3">
            <text:p>112,428</text:p>
          </table:table-cell>
          <table:table-cell office:value-type="float" office:value="312554" table:style-name="ce3">
            <text:p>312,554</text:p>
          </table:table-cell>
          <table:table-cell office:value-type="float" office:value="149602" table:style-name="ce3">
            <text:p>149,602</text:p>
          </table:table-cell>
          <table:table-cell office:value-type="float" office:value="162952" table:style-name="ce3">
            <text:p>162,95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84172" table:style-name="ce4">
            <text:p>84,172</text:p>
          </table:table-cell>
          <table:table-cell office:value-type="float" office:value="216868" table:style-name="ce3">
            <text:p>216,868</text:p>
          </table:table-cell>
          <table:table-cell office:value-type="float" office:value="104299" table:style-name="ce3">
            <text:p>104,299</text:p>
          </table:table-cell>
          <table:table-cell office:value-type="float" office:value="112569" table:style-name="ce3">
            <text:p>112,56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8841" table:style-name="ce3">
            <text:p>58,841</text:p>
          </table:table-cell>
          <table:table-cell office:value-type="float" office:value="158486" table:style-name="ce3">
            <text:p>158,486</text:p>
          </table:table-cell>
          <table:table-cell office:value-type="float" office:value="77676" table:style-name="ce4">
            <text:p>77,676</text:p>
          </table:table-cell>
          <table:table-cell office:value-type="float" office:value="80810" table:style-name="ce3">
            <text:p>80,81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4580" table:style-name="ce3">
            <text:p>44,580</text:p>
          </table:table-cell>
          <table:table-cell office:value-type="float" office:value="128512" table:style-name="ce3">
            <text:p>128,512</text:p>
          </table:table-cell>
          <table:table-cell office:value-type="float" office:value="64291" table:style-name="ce3">
            <text:p>64,291</text:p>
          </table:table-cell>
          <table:table-cell office:value-type="float" office:value="64221" table:style-name="ce3">
            <text:p>64,2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1281" table:style-name="ce4">
            <text:p>71,281</text:p>
          </table:table-cell>
          <table:table-cell office:value-type="float" office:value="197445" table:style-name="ce3">
            <text:p>197,445</text:p>
          </table:table-cell>
          <table:table-cell office:value-type="float" office:value="100338" table:style-name="ce3">
            <text:p>100,338</text:p>
          </table:table-cell>
          <table:table-cell office:value-type="float" office:value="97107" table:style-name="ce4">
            <text:p>97,10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90972" table:style-name="ce3">
            <text:p>90,972</text:p>
          </table:table-cell>
          <table:table-cell office:value-type="float" office:value="258046" table:style-name="ce3">
            <text:p>258,046</text:p>
          </table:table-cell>
          <table:table-cell office:value-type="float" office:value="127225" table:style-name="ce3">
            <text:p>127,225</text:p>
          </table:table-cell>
          <table:table-cell office:value-type="float" office:value="130821" table:style-name="ce3">
            <text:p>130,8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7928" table:style-name="ce3">
            <text:p>37,928</text:p>
          </table:table-cell>
          <table:table-cell office:value-type="float" office:value="112982" table:style-name="ce3">
            <text:p>112,982</text:p>
          </table:table-cell>
          <table:table-cell office:value-type="float" office:value="56618" table:style-name="ce3">
            <text:p>56,618</text:p>
          </table:table-cell>
          <table:table-cell office:value-type="float" office:value="56364" table:style-name="ce3">
            <text:p>56,36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87335" table:style-name="ce3">
            <text:p>87,335</text:p>
          </table:table-cell>
          <table:table-cell office:value-type="float" office:value="261201" table:style-name="ce3">
            <text:p>261,201</text:p>
          </table:table-cell>
          <table:table-cell office:value-type="float" office:value="127887" table:style-name="ce3">
            <text:p>127,887</text:p>
          </table:table-cell>
          <table:table-cell office:value-type="float" office:value="133314" table:style-name="ce3">
            <text:p>133,3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94924" table:style-name="ce3">
            <text:p>94,924</text:p>
          </table:table-cell>
          <table:table-cell office:value-type="float" office:value="288921" table:style-name="ce3">
            <text:p>288,921</text:p>
          </table:table-cell>
          <table:table-cell office:value-type="float" office:value="142259" table:style-name="ce3">
            <text:p>142,259</text:p>
          </table:table-cell>
          <table:table-cell office:value-type="float" office:value="146662" table:style-name="ce3">
            <text:p>146,66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83221" table:style-name="ce4">
            <text:p>83,221</text:p>
          </table:table-cell>
          <table:table-cell office:value-type="float" office:value="248989" table:style-name="ce3">
            <text:p>248,989</text:p>
          </table:table-cell>
          <table:table-cell office:value-type="float" office:value="122621" table:style-name="ce3">
            <text:p>122,621</text:p>
          </table:table-cell>
          <table:table-cell office:value-type="float" office:value="126368" table:style-name="ce3">
            <text:p>126,368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94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8">
            <text:p>臺北市94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">
            <text:p>區　別</text:p>
          </table:table-cell>
          <table:table-cell office:value-type="string" table:number-columns-spanned="1" table:number-rows-spanned="2" table:style-name="ce8">
            <text:p>戶　數</text:p>
          </table:table-cell>
          <table:table-cell office:value-type="string" table:number-columns-spanned="3" table:number-rows-spanned="1" table:style-name="ce8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933110" table:style-name="ce3">
            <text:p>933,110</text:p>
          </table:table-cell>
          <table:table-cell office:value-type="float" office:value="2616375" table:style-name="ce3">
            <text:p>2,616,375</text:p>
          </table:table-cell>
          <table:table-cell office:value-type="float" office:value="1279513" table:style-name="ce3">
            <text:p>1,279,513</text:p>
          </table:table-cell>
          <table:table-cell office:value-type="float" office:value="1336862" table:style-name="ce3">
            <text:p>1,336,86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5009" table:style-name="ce3">
            <text:p>75,009</text:p>
          </table:table-cell>
          <table:table-cell office:value-type="float" office:value="208101" table:style-name="ce3">
            <text:p>208,101</text:p>
          </table:table-cell>
          <table:table-cell office:value-type="float" office:value="99575" table:style-name="ce3">
            <text:p>99,575</text:p>
          </table:table-cell>
          <table:table-cell office:value-type="float" office:value="108526" table:style-name="ce3">
            <text:p>108,52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4605" table:style-name="ce3">
            <text:p>84,605</text:p>
          </table:table-cell>
          <table:table-cell office:value-type="float" office:value="230780" table:style-name="ce3">
            <text:p>230,780</text:p>
          </table:table-cell>
          <table:table-cell office:value-type="float" office:value="113351" table:style-name="ce3">
            <text:p>113,351</text:p>
          </table:table-cell>
          <table:table-cell office:value-type="float" office:value="117429" table:style-name="ce3">
            <text:p>117,42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3108" table:style-name="ce3">
            <text:p>113,108</text:p>
          </table:table-cell>
          <table:table-cell office:value-type="float" office:value="312166" table:style-name="ce3">
            <text:p>312,166</text:p>
          </table:table-cell>
          <table:table-cell office:value-type="float" office:value="148926" table:style-name="ce3">
            <text:p>148,926</text:p>
          </table:table-cell>
          <table:table-cell office:value-type="float" office:value="163240" table:style-name="ce3">
            <text:p>163,24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85446" table:style-name="ce3">
            <text:p>85,446</text:p>
          </table:table-cell>
          <table:table-cell office:value-type="float" office:value="216906" table:style-name="ce3">
            <text:p>216,906</text:p>
          </table:table-cell>
          <table:table-cell office:value-type="float" office:value="104048" table:style-name="ce3">
            <text:p>104,048</text:p>
          </table:table-cell>
          <table:table-cell office:value-type="float" office:value="112858" table:style-name="ce3">
            <text:p>112,85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9060" table:style-name="ce3">
            <text:p>59,060</text:p>
          </table:table-cell>
          <table:table-cell office:value-type="float" office:value="157335" table:style-name="ce3">
            <text:p>157,335</text:p>
          </table:table-cell>
          <table:table-cell office:value-type="float" office:value="76770" table:style-name="ce3">
            <text:p>76,770</text:p>
          </table:table-cell>
          <table:table-cell office:value-type="float" office:value="80565" table:style-name="ce3">
            <text:p>80,56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4909" table:style-name="ce3">
            <text:p>44,909</text:p>
          </table:table-cell>
          <table:table-cell office:value-type="float" office:value="126810" table:style-name="ce3">
            <text:p>126,810</text:p>
          </table:table-cell>
          <table:table-cell office:value-type="float" office:value="63307" table:style-name="ce3">
            <text:p>63,307</text:p>
          </table:table-cell>
          <table:table-cell office:value-type="float" office:value="63503" table:style-name="ce3">
            <text:p>63,50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1774" table:style-name="ce3">
            <text:p>71,774</text:p>
          </table:table-cell>
          <table:table-cell office:value-type="float" office:value="194743" table:style-name="ce3">
            <text:p>194,743</text:p>
          </table:table-cell>
          <table:table-cell office:value-type="float" office:value="98801" table:style-name="ce3">
            <text:p>98,801</text:p>
          </table:table-cell>
          <table:table-cell office:value-type="float" office:value="95942" table:style-name="ce3">
            <text:p>95,94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92078" table:style-name="ce3">
            <text:p>92,078</text:p>
          </table:table-cell>
          <table:table-cell office:value-type="float" office:value="258953" table:style-name="ce3">
            <text:p>258,953</text:p>
          </table:table-cell>
          <table:table-cell office:value-type="float" office:value="127139" table:style-name="ce3">
            <text:p>127,139</text:p>
          </table:table-cell>
          <table:table-cell office:value-type="float" office:value="131814" table:style-name="ce3">
            <text:p>131,8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8589" table:style-name="ce3">
            <text:p>38,589</text:p>
          </table:table-cell>
          <table:table-cell office:value-type="float" office:value="113052" table:style-name="ce3">
            <text:p>113,052</text:p>
          </table:table-cell>
          <table:table-cell office:value-type="float" office:value="56605" table:style-name="ce3">
            <text:p>56,605</text:p>
          </table:table-cell>
          <table:table-cell office:value-type="float" office:value="56447" table:style-name="ce3">
            <text:p>56,44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88663" table:style-name="ce3">
            <text:p>88,663</text:p>
          </table:table-cell>
          <table:table-cell office:value-type="float" office:value="261837" table:style-name="ce3">
            <text:p>261,837</text:p>
          </table:table-cell>
          <table:table-cell office:value-type="float" office:value="127836" table:style-name="ce3">
            <text:p>127,836</text:p>
          </table:table-cell>
          <table:table-cell office:value-type="float" office:value="134001" table:style-name="ce3">
            <text:p>134,00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95875" table:style-name="ce3">
            <text:p>95,875</text:p>
          </table:table-cell>
          <table:table-cell office:value-type="float" office:value="287753" table:style-name="ce3">
            <text:p>287,753</text:p>
          </table:table-cell>
          <table:table-cell office:value-type="float" office:value="141385" table:style-name="ce3">
            <text:p>141,385</text:p>
          </table:table-cell>
          <table:table-cell office:value-type="float" office:value="146368" table:style-name="ce3">
            <text:p>146,36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83994" table:style-name="ce3">
            <text:p>83,994</text:p>
          </table:table-cell>
          <table:table-cell office:value-type="float" office:value="247939" table:style-name="ce3">
            <text:p>247,939</text:p>
          </table:table-cell>
          <table:table-cell office:value-type="float" office:value="121770" table:style-name="ce3">
            <text:p>121,770</text:p>
          </table:table-cell>
          <table:table-cell office:value-type="float" office:value="126169" table:style-name="ce3">
            <text:p>126,169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95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8">
            <text:p>臺北市95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">
            <text:p>區　別</text:p>
          </table:table-cell>
          <table:table-cell office:value-type="string" table:number-columns-spanned="1" table:number-rows-spanned="2" table:style-name="ce8">
            <text:p>戶　數</text:p>
          </table:table-cell>
          <table:table-cell office:value-type="string" table:number-columns-spanned="3" table:number-rows-spanned="1" table:style-name="ce8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941317" table:style-name="ce3">
            <text:p>941,317</text:p>
          </table:table-cell>
          <table:table-cell office:value-type="float" office:value="2632242" table:style-name="ce3">
            <text:p>2,632,242</text:p>
          </table:table-cell>
          <table:table-cell office:value-type="float" office:value="1282691" table:style-name="ce3">
            <text:p>1,282,691</text:p>
          </table:table-cell>
          <table:table-cell office:value-type="float" office:value="1349551" table:style-name="ce3">
            <text:p>1,349,55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5575" table:style-name="ce3">
            <text:p>75,575</text:p>
          </table:table-cell>
          <table:table-cell office:value-type="float" office:value="209422" table:style-name="ce3">
            <text:p>209,422</text:p>
          </table:table-cell>
          <table:table-cell office:value-type="float" office:value="99791" table:style-name="ce3">
            <text:p>99,791</text:p>
          </table:table-cell>
          <table:table-cell office:value-type="float" office:value="109631" table:style-name="ce3">
            <text:p>109,63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4920" table:style-name="ce3">
            <text:p>84,920</text:p>
          </table:table-cell>
          <table:table-cell office:value-type="float" office:value="231476" table:style-name="ce3">
            <text:p>231,476</text:p>
          </table:table-cell>
          <table:table-cell office:value-type="float" office:value="113118" table:style-name="ce3">
            <text:p>113,118</text:p>
          </table:table-cell>
          <table:table-cell office:value-type="float" office:value="118358" table:style-name="ce3">
            <text:p>118,35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3506" table:style-name="ce3">
            <text:p>113,506</text:p>
          </table:table-cell>
          <table:table-cell office:value-type="float" office:value="314171" table:style-name="ce3">
            <text:p>314,171</text:p>
          </table:table-cell>
          <table:table-cell office:value-type="float" office:value="149429" table:style-name="ce3">
            <text:p>149,429</text:p>
          </table:table-cell>
          <table:table-cell office:value-type="float" office:value="164742" table:style-name="ce3">
            <text:p>164,74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86898" table:style-name="ce3">
            <text:p>86,898</text:p>
          </table:table-cell>
          <table:table-cell office:value-type="float" office:value="219582" table:style-name="ce3">
            <text:p>219,582</text:p>
          </table:table-cell>
          <table:table-cell office:value-type="float" office:value="104908" table:style-name="ce3">
            <text:p>104,908</text:p>
          </table:table-cell>
          <table:table-cell office:value-type="float" office:value="114674" table:style-name="ce3">
            <text:p>114,67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9416" table:style-name="ce3">
            <text:p>59,416</text:p>
          </table:table-cell>
          <table:table-cell office:value-type="float" office:value="158604" table:style-name="ce3">
            <text:p>158,604</text:p>
          </table:table-cell>
          <table:table-cell office:value-type="float" office:value="77178" table:style-name="ce3">
            <text:p>77,178</text:p>
          </table:table-cell>
          <table:table-cell office:value-type="float" office:value="81426" table:style-name="ce3">
            <text:p>81,42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5249" table:style-name="ce3">
            <text:p>45,249</text:p>
          </table:table-cell>
          <table:table-cell office:value-type="float" office:value="126923" table:style-name="ce3">
            <text:p>126,923</text:p>
          </table:table-cell>
          <table:table-cell office:value-type="float" office:value="63220" table:style-name="ce3">
            <text:p>63,220</text:p>
          </table:table-cell>
          <table:table-cell office:value-type="float" office:value="63703" table:style-name="ce3">
            <text:p>63,70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2240" table:style-name="ce3">
            <text:p>72,240</text:p>
          </table:table-cell>
          <table:table-cell office:value-type="float" office:value="194879" table:style-name="ce3">
            <text:p>194,879</text:p>
          </table:table-cell>
          <table:table-cell office:value-type="float" office:value="98482" table:style-name="ce3">
            <text:p>98,482</text:p>
          </table:table-cell>
          <table:table-cell office:value-type="float" office:value="96397" table:style-name="ce3">
            <text:p>96,39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92960" table:style-name="ce3">
            <text:p>92,960</text:p>
          </table:table-cell>
          <table:table-cell office:value-type="float" office:value="261417" table:style-name="ce3">
            <text:p>261,417</text:p>
          </table:table-cell>
          <table:table-cell office:value-type="float" office:value="127852" table:style-name="ce3">
            <text:p>127,852</text:p>
          </table:table-cell>
          <table:table-cell office:value-type="float" office:value="133565" table:style-name="ce3">
            <text:p>133,56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9017" table:style-name="ce3">
            <text:p>39,017</text:p>
          </table:table-cell>
          <table:table-cell office:value-type="float" office:value="113258" table:style-name="ce3">
            <text:p>113,258</text:p>
          </table:table-cell>
          <table:table-cell office:value-type="float" office:value="56552" table:style-name="ce3">
            <text:p>56,552</text:p>
          </table:table-cell>
          <table:table-cell office:value-type="float" office:value="56706" table:style-name="ce3">
            <text:p>56,70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90017" table:style-name="ce3">
            <text:p>90,017</text:p>
          </table:table-cell>
          <table:table-cell office:value-type="float" office:value="264624" table:style-name="ce3">
            <text:p>264,624</text:p>
          </table:table-cell>
          <table:table-cell office:value-type="float" office:value="128672" table:style-name="ce3">
            <text:p>128,672</text:p>
          </table:table-cell>
          <table:table-cell office:value-type="float" office:value="135952" table:style-name="ce3">
            <text:p>135,95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96566" table:style-name="ce3">
            <text:p>96,566</text:p>
          </table:table-cell>
          <table:table-cell office:value-type="float" office:value="288212" table:style-name="ce3">
            <text:p>288,212</text:p>
          </table:table-cell>
          <table:table-cell office:value-type="float" office:value="141199" table:style-name="ce3">
            <text:p>141,199</text:p>
          </table:table-cell>
          <table:table-cell office:value-type="float" office:value="147013" table:style-name="ce3">
            <text:p>147,0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84953" table:style-name="ce3">
            <text:p>84,953</text:p>
          </table:table-cell>
          <table:table-cell office:value-type="float" office:value="249674" table:style-name="ce3">
            <text:p>249,674</text:p>
          </table:table-cell>
          <table:table-cell office:value-type="float" office:value="122290" table:style-name="ce3">
            <text:p>122,290</text:p>
          </table:table-cell>
          <table:table-cell office:value-type="float" office:value="127384" table:style-name="ce3">
            <text:p>127,384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96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8">
            <text:p>臺北市96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">
            <text:p>區　別</text:p>
          </table:table-cell>
          <table:table-cell office:value-type="string" table:number-columns-spanned="1" table:number-rows-spanned="2" table:style-name="ce8">
            <text:p>戶　數</text:p>
          </table:table-cell>
          <table:table-cell office:value-type="string" table:number-columns-spanned="3" table:number-rows-spanned="1" table:style-name="ce8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947745" table:style-name="ce3">
            <text:p>947,745</text:p>
          </table:table-cell>
          <table:table-cell office:value-type="float" office:value="2629269" table:style-name="ce3">
            <text:p>2,629,269</text:p>
          </table:table-cell>
          <table:table-cell office:value-type="float" office:value="1277556" table:style-name="ce3">
            <text:p>1,277,556</text:p>
          </table:table-cell>
          <table:table-cell office:value-type="float" office:value="1351713" table:style-name="ce3">
            <text:p>1,351,7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6302" table:style-name="ce3">
            <text:p>76,302</text:p>
          </table:table-cell>
          <table:table-cell office:value-type="float" office:value="210986" table:style-name="ce3">
            <text:p>210,986</text:p>
          </table:table-cell>
          <table:table-cell office:value-type="float" office:value="100263" table:style-name="ce3">
            <text:p>100,263</text:p>
          </table:table-cell>
          <table:table-cell office:value-type="float" office:value="110723" table:style-name="ce3">
            <text:p>110,7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4629" table:style-name="ce3">
            <text:p>84,629</text:p>
          </table:table-cell>
          <table:table-cell office:value-type="float" office:value="228868" table:style-name="ce3">
            <text:p>228,868</text:p>
          </table:table-cell>
          <table:table-cell office:value-type="float" office:value="111384" table:style-name="ce3">
            <text:p>111,384</text:p>
          </table:table-cell>
          <table:table-cell office:value-type="float" office:value="117484" table:style-name="ce3">
            <text:p>117,48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4241" table:style-name="ce3">
            <text:p>114,241</text:p>
          </table:table-cell>
          <table:table-cell office:value-type="float" office:value="314924" table:style-name="ce3">
            <text:p>314,924</text:p>
          </table:table-cell>
          <table:table-cell office:value-type="float" office:value="149326" table:style-name="ce3">
            <text:p>149,326</text:p>
          </table:table-cell>
          <table:table-cell office:value-type="float" office:value="165598" table:style-name="ce3">
            <text:p>165,59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87274" table:style-name="ce3">
            <text:p>87,274</text:p>
          </table:table-cell>
          <table:table-cell office:value-type="float" office:value="218483" table:style-name="ce3">
            <text:p>218,483</text:p>
          </table:table-cell>
          <table:table-cell office:value-type="float" office:value="103912" table:style-name="ce3">
            <text:p>103,912</text:p>
          </table:table-cell>
          <table:table-cell office:value-type="float" office:value="114571" table:style-name="ce3">
            <text:p>114,57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60048" table:style-name="ce3">
            <text:p>60,048</text:p>
          </table:table-cell>
          <table:table-cell office:value-type="float" office:value="159486" table:style-name="ce3">
            <text:p>159,486</text:p>
          </table:table-cell>
          <table:table-cell office:value-type="float" office:value="77406" table:style-name="ce3">
            <text:p>77,406</text:p>
          </table:table-cell>
          <table:table-cell office:value-type="float" office:value="82080" table:style-name="ce3">
            <text:p>82,08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5550" table:style-name="ce3">
            <text:p>45,550</text:p>
          </table:table-cell>
          <table:table-cell office:value-type="float" office:value="126128" table:style-name="ce3">
            <text:p>126,128</text:p>
          </table:table-cell>
          <table:table-cell office:value-type="float" office:value="62662" table:style-name="ce3">
            <text:p>62,662</text:p>
          </table:table-cell>
          <table:table-cell office:value-type="float" office:value="63466" table:style-name="ce3">
            <text:p>63,46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2388" table:style-name="ce3">
            <text:p>72,388</text:p>
          </table:table-cell>
          <table:table-cell office:value-type="float" office:value="192470" table:style-name="ce3">
            <text:p>192,470</text:p>
          </table:table-cell>
          <table:table-cell office:value-type="float" office:value="97058" table:style-name="ce3">
            <text:p>97,058</text:p>
          </table:table-cell>
          <table:table-cell office:value-type="float" office:value="95412" table:style-name="ce3">
            <text:p>95,41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93653" table:style-name="ce3">
            <text:p>93,653</text:p>
          </table:table-cell>
          <table:table-cell office:value-type="float" office:value="261666" table:style-name="ce3">
            <text:p>261,666</text:p>
          </table:table-cell>
          <table:table-cell office:value-type="float" office:value="127659" table:style-name="ce3">
            <text:p>127,659</text:p>
          </table:table-cell>
          <table:table-cell office:value-type="float" office:value="134007" table:style-name="ce3">
            <text:p>134,00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9593" table:style-name="ce3">
            <text:p>39,593</text:p>
          </table:table-cell>
          <table:table-cell office:value-type="float" office:value="113716" table:style-name="ce3">
            <text:p>113,716</text:p>
          </table:table-cell>
          <table:table-cell office:value-type="float" office:value="56555" table:style-name="ce3">
            <text:p>56,555</text:p>
          </table:table-cell>
          <table:table-cell office:value-type="float" office:value="57161" table:style-name="ce3">
            <text:p>57,16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90930" table:style-name="ce3">
            <text:p>90,930</text:p>
          </table:table-cell>
          <table:table-cell office:value-type="float" office:value="265518" table:style-name="ce3">
            <text:p>265,518</text:p>
          </table:table-cell>
          <table:table-cell office:value-type="float" office:value="128861" table:style-name="ce3">
            <text:p>128,861</text:p>
          </table:table-cell>
          <table:table-cell office:value-type="float" office:value="136657" table:style-name="ce3">
            <text:p>136,65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97199" table:style-name="ce3">
            <text:p>97,199</text:p>
          </table:table-cell>
          <table:table-cell office:value-type="float" office:value="287048" table:style-name="ce3">
            <text:p>287,048</text:p>
          </table:table-cell>
          <table:table-cell office:value-type="float" office:value="140376" table:style-name="ce3">
            <text:p>140,376</text:p>
          </table:table-cell>
          <table:table-cell office:value-type="float" office:value="146672" table:style-name="ce3">
            <text:p>146,67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85938" table:style-name="ce3">
            <text:p>85,938</text:p>
          </table:table-cell>
          <table:table-cell office:value-type="float" office:value="249976" table:style-name="ce3">
            <text:p>249,976</text:p>
          </table:table-cell>
          <table:table-cell office:value-type="float" office:value="122094" table:style-name="ce3">
            <text:p>122,094</text:p>
          </table:table-cell>
          <table:table-cell office:value-type="float" office:value="127882" table:style-name="ce3">
            <text:p>127,882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97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8">
            <text:p>臺北市97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">
            <text:p>區　別</text:p>
          </table:table-cell>
          <table:table-cell office:value-type="string" table:number-columns-spanned="1" table:number-rows-spanned="2" table:style-name="ce8">
            <text:p>戶　數</text:p>
          </table:table-cell>
          <table:table-cell office:value-type="string" table:number-columns-spanned="3" table:number-rows-spanned="1" table:style-name="ce8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5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958433" table:style-name="ce3">
            <text:p>958,433</text:p>
          </table:table-cell>
          <table:table-cell office:value-type="float" office:value="2622923" table:style-name="ce3">
            <text:p>2,622,923</text:p>
          </table:table-cell>
          <table:table-cell office:value-type="float" office:value="1270948" table:style-name="ce3">
            <text:p>1,270,948</text:p>
          </table:table-cell>
          <table:table-cell office:value-type="float" office:value="1351975" table:style-name="ce3">
            <text:p>1,351,97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6678" table:style-name="ce3">
            <text:p>76,678</text:p>
          </table:table-cell>
          <table:table-cell office:value-type="float" office:value="210097" table:style-name="ce3">
            <text:p>210,097</text:p>
          </table:table-cell>
          <table:table-cell office:value-type="float" office:value="99694" table:style-name="ce3">
            <text:p>99,694</text:p>
          </table:table-cell>
          <table:table-cell office:value-type="float" office:value="110403" table:style-name="ce3">
            <text:p>110,40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4968" table:style-name="ce3">
            <text:p>84,968</text:p>
          </table:table-cell>
          <table:table-cell office:value-type="float" office:value="227770" table:style-name="ce3">
            <text:p>227,770</text:p>
          </table:table-cell>
          <table:table-cell office:value-type="float" office:value="110435" table:style-name="ce3">
            <text:p>110,435</text:p>
          </table:table-cell>
          <table:table-cell office:value-type="float" office:value="117335" table:style-name="ce3">
            <text:p>117,33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5237" table:style-name="ce3">
            <text:p>115,237</text:p>
          </table:table-cell>
          <table:table-cell office:value-type="float" office:value="313848" table:style-name="ce3">
            <text:p>313,848</text:p>
          </table:table-cell>
          <table:table-cell office:value-type="float" office:value="148315" table:style-name="ce3">
            <text:p>148,315</text:p>
          </table:table-cell>
          <table:table-cell office:value-type="float" office:value="165533" table:style-name="ce3">
            <text:p>165,53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88774" table:style-name="ce3">
            <text:p>88,774</text:p>
          </table:table-cell>
          <table:table-cell office:value-type="float" office:value="218841" table:style-name="ce3">
            <text:p>218,841</text:p>
          </table:table-cell>
          <table:table-cell office:value-type="float" office:value="103630" table:style-name="ce3">
            <text:p>103,630</text:p>
          </table:table-cell>
          <table:table-cell office:value-type="float" office:value="115211" table:style-name="ce3">
            <text:p>115,21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60723" table:style-name="ce3">
            <text:p>60,723</text:p>
          </table:table-cell>
          <table:table-cell office:value-type="float" office:value="159337" table:style-name="ce3">
            <text:p>159,337</text:p>
          </table:table-cell>
          <table:table-cell office:value-type="float" office:value="77129" table:style-name="ce3">
            <text:p>77,129</text:p>
          </table:table-cell>
          <table:table-cell office:value-type="float" office:value="82208" table:style-name="ce3">
            <text:p>82,20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5935" table:style-name="ce3">
            <text:p>45,935</text:p>
          </table:table-cell>
          <table:table-cell office:value-type="float" office:value="124653" table:style-name="ce3">
            <text:p>124,653</text:p>
          </table:table-cell>
          <table:table-cell office:value-type="float" office:value="61723" table:style-name="ce3">
            <text:p>61,723</text:p>
          </table:table-cell>
          <table:table-cell office:value-type="float" office:value="62930" table:style-name="ce3">
            <text:p>62,93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2747" table:style-name="ce3">
            <text:p>72,747</text:p>
          </table:table-cell>
          <table:table-cell office:value-type="float" office:value="190361" table:style-name="ce3">
            <text:p>190,361</text:p>
          </table:table-cell>
          <table:table-cell office:value-type="float" office:value="95729" table:style-name="ce3">
            <text:p>95,729</text:p>
          </table:table-cell>
          <table:table-cell office:value-type="float" office:value="94632" table:style-name="ce3">
            <text:p>94,63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94743" table:style-name="ce3">
            <text:p>94,743</text:p>
          </table:table-cell>
          <table:table-cell office:value-type="float" office:value="261719" table:style-name="ce3">
            <text:p>261,719</text:p>
          </table:table-cell>
          <table:table-cell office:value-type="float" office:value="127422" table:style-name="ce3">
            <text:p>127,422</text:p>
          </table:table-cell>
          <table:table-cell office:value-type="float" office:value="134297" table:style-name="ce3">
            <text:p>134,29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40244" table:style-name="ce3">
            <text:p>40,244</text:p>
          </table:table-cell>
          <table:table-cell office:value-type="float" office:value="113672" table:style-name="ce3">
            <text:p>113,672</text:p>
          </table:table-cell>
          <table:table-cell office:value-type="float" office:value="56354" table:style-name="ce3">
            <text:p>56,354</text:p>
          </table:table-cell>
          <table:table-cell office:value-type="float" office:value="57318" table:style-name="ce3">
            <text:p>57,3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92788" table:style-name="ce3">
            <text:p>92,788</text:p>
          </table:table-cell>
          <table:table-cell office:value-type="float" office:value="266808" table:style-name="ce3">
            <text:p>266,808</text:p>
          </table:table-cell>
          <table:table-cell office:value-type="float" office:value="129257" table:style-name="ce3">
            <text:p>129,257</text:p>
          </table:table-cell>
          <table:table-cell office:value-type="float" office:value="137551" table:style-name="ce3">
            <text:p>137,55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98339" table:style-name="ce3">
            <text:p>98,339</text:p>
          </table:table-cell>
          <table:table-cell office:value-type="float" office:value="286065" table:style-name="ce3">
            <text:p>286,065</text:p>
          </table:table-cell>
          <table:table-cell office:value-type="float" office:value="139660" table:style-name="ce3">
            <text:p>139,660</text:p>
          </table:table-cell>
          <table:table-cell office:value-type="float" office:value="146405" table:style-name="ce3">
            <text:p>146,40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87257" table:style-name="ce3">
            <text:p>87,257</text:p>
          </table:table-cell>
          <table:table-cell office:value-type="float" office:value="249752" table:style-name="ce3">
            <text:p>249,752</text:p>
          </table:table-cell>
          <table:table-cell office:value-type="float" office:value="121600" table:style-name="ce3">
            <text:p>121,600</text:p>
          </table:table-cell>
          <table:table-cell office:value-type="float" office:value="128152" table:style-name="ce3">
            <text:p>128,152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98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8">
            <text:p>臺北市98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">
            <text:p>區　別</text:p>
          </table:table-cell>
          <table:table-cell office:value-type="string" table:number-columns-spanned="1" table:number-rows-spanned="2" table:style-name="ce8">
            <text:p>戶　數</text:p>
          </table:table-cell>
          <table:table-cell office:value-type="string" table:number-columns-spanned="3" table:number-rows-spanned="1" table:style-name="ce8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5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969418" table:style-name="ce3">
            <text:p>969,418</text:p>
          </table:table-cell>
          <table:table-cell office:value-type="float" office:value="2607428" table:style-name="ce3">
            <text:p>2,607,428</text:p>
          </table:table-cell>
          <table:table-cell office:value-type="float" office:value="1260450" table:style-name="ce3">
            <text:p>1,260,450</text:p>
          </table:table-cell>
          <table:table-cell office:value-type="float" office:value="1346978" table:style-name="ce3">
            <text:p>1,346,97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7154" table:style-name="ce3">
            <text:p>77,154</text:p>
          </table:table-cell>
          <table:table-cell office:value-type="float" office:value="207995" table:style-name="ce3">
            <text:p>207,995</text:p>
          </table:table-cell>
          <table:table-cell office:value-type="float" office:value="98700" table:style-name="ce3">
            <text:p>98,700</text:p>
          </table:table-cell>
          <table:table-cell office:value-type="float" office:value="109295" table:style-name="ce3">
            <text:p>109,29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5412" table:style-name="ce3">
            <text:p>85,412</text:p>
          </table:table-cell>
          <table:table-cell office:value-type="float" office:value="225364" table:style-name="ce3">
            <text:p>225,364</text:p>
          </table:table-cell>
          <table:table-cell office:value-type="float" office:value="108918" table:style-name="ce3">
            <text:p>108,918</text:p>
          </table:table-cell>
          <table:table-cell office:value-type="float" office:value="116446" table:style-name="ce3">
            <text:p>116,44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6065" table:style-name="ce3">
            <text:p>116,065</text:p>
          </table:table-cell>
          <table:table-cell office:value-type="float" office:value="311612" table:style-name="ce3">
            <text:p>311,612</text:p>
          </table:table-cell>
          <table:table-cell office:value-type="float" office:value="146914" table:style-name="ce3">
            <text:p>146,914</text:p>
          </table:table-cell>
          <table:table-cell office:value-type="float" office:value="164698" table:style-name="ce3">
            <text:p>164,69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90199" table:style-name="ce3">
            <text:p>90,199</text:p>
          </table:table-cell>
          <table:table-cell office:value-type="float" office:value="218245" table:style-name="ce3">
            <text:p>218,245</text:p>
          </table:table-cell>
          <table:table-cell office:value-type="float" office:value="103033" table:style-name="ce3">
            <text:p>103,033</text:p>
          </table:table-cell>
          <table:table-cell office:value-type="float" office:value="115212" table:style-name="ce3">
            <text:p>115,21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61412" table:style-name="ce3">
            <text:p>61,412</text:p>
          </table:table-cell>
          <table:table-cell office:value-type="float" office:value="158752" table:style-name="ce3">
            <text:p>158,752</text:p>
          </table:table-cell>
          <table:table-cell office:value-type="float" office:value="76745" table:style-name="ce3">
            <text:p>76,745</text:p>
          </table:table-cell>
          <table:table-cell office:value-type="float" office:value="82007" table:style-name="ce3">
            <text:p>82,00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6386" table:style-name="ce3">
            <text:p>46,386</text:p>
          </table:table-cell>
          <table:table-cell office:value-type="float" office:value="123399" table:style-name="ce3">
            <text:p>123,399</text:p>
          </table:table-cell>
          <table:table-cell office:value-type="float" office:value="60957" table:style-name="ce3">
            <text:p>60,957</text:p>
          </table:table-cell>
          <table:table-cell office:value-type="float" office:value="62442" table:style-name="ce3">
            <text:p>62,44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3214" table:style-name="ce3">
            <text:p>73,214</text:p>
          </table:table-cell>
          <table:table-cell office:value-type="float" office:value="188437" table:style-name="ce3">
            <text:p>188,437</text:p>
          </table:table-cell>
          <table:table-cell office:value-type="float" office:value="94381" table:style-name="ce3">
            <text:p>94,381</text:p>
          </table:table-cell>
          <table:table-cell office:value-type="float" office:value="94056" table:style-name="ce3">
            <text:p>94,05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95842" table:style-name="ce3">
            <text:p>95,842</text:p>
          </table:table-cell>
          <table:table-cell office:value-type="float" office:value="260869" table:style-name="ce3">
            <text:p>260,869</text:p>
          </table:table-cell>
          <table:table-cell office:value-type="float" office:value="126579" table:style-name="ce3">
            <text:p>126,579</text:p>
          </table:table-cell>
          <table:table-cell office:value-type="float" office:value="134290" table:style-name="ce3">
            <text:p>134,29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40982" table:style-name="ce3">
            <text:p>40,982</text:p>
          </table:table-cell>
          <table:table-cell office:value-type="float" office:value="113149" table:style-name="ce3">
            <text:p>113,149</text:p>
          </table:table-cell>
          <table:table-cell office:value-type="float" office:value="55938" table:style-name="ce3">
            <text:p>55,938</text:p>
          </table:table-cell>
          <table:table-cell office:value-type="float" office:value="57211" table:style-name="ce3">
            <text:p>57,21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94827" table:style-name="ce3">
            <text:p>94,827</text:p>
          </table:table-cell>
          <table:table-cell office:value-type="float" office:value="267704" table:style-name="ce3">
            <text:p>267,704</text:p>
          </table:table-cell>
          <table:table-cell office:value-type="float" office:value="129278" table:style-name="ce3">
            <text:p>129,278</text:p>
          </table:table-cell>
          <table:table-cell office:value-type="float" office:value="138426" table:style-name="ce3">
            <text:p>138,42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99484" table:style-name="ce3">
            <text:p>99,484</text:p>
          </table:table-cell>
          <table:table-cell office:value-type="float" office:value="283855" table:style-name="ce3">
            <text:p>283,855</text:p>
          </table:table-cell>
          <table:table-cell office:value-type="float" office:value="138331" table:style-name="ce3">
            <text:p>138,331</text:p>
          </table:table-cell>
          <table:table-cell office:value-type="float" office:value="145524" table:style-name="ce3">
            <text:p>145,5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88441" table:style-name="ce3">
            <text:p>88,441</text:p>
          </table:table-cell>
          <table:table-cell office:value-type="float" office:value="248047" table:style-name="ce3">
            <text:p>248,047</text:p>
          </table:table-cell>
          <table:table-cell office:value-type="float" office:value="120676" table:style-name="ce3">
            <text:p>120,676</text:p>
          </table:table-cell>
          <table:table-cell office:value-type="float" office:value="127371" table:style-name="ce3">
            <text:p>127,371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99年" table:style-name="ta1">
        <table:table-column table:style-name="co1" table:default-cell-style-name="ce6"/>
        <table:table-column table:style-name="co5" table:default-cell-style-name="ce6"/>
        <table:table-column table:style-name="co6" table:number-columns-repeated="3" table:default-cell-style-name="ce6"/>
        <table:table-column table:style-name="co7" table:number-columns-repeated="16379" table:default-cell-style-name="ce6"/>
        <table:table-row table:style-name="ro1">
          <table:table-cell office:value-type="string" table:number-columns-spanned="5" table:number-rows-spanned="1" table:style-name="ce8">
            <text:p>臺北市99<text:span text:style-name="T1">年各行政區戶數、人口數統計表</text:span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">
            <text:p>區　別</text:p>
          </table:table-cell>
          <table:table-cell office:value-type="string" table:number-columns-spanned="1" table:number-rows-spanned="2" table:style-name="ce9">
            <text:p>戶　數</text:p>
          </table:table-cell>
          <table:table-cell office:value-type="string" table:number-columns-spanned="3" table:number-rows-spanned="1" table:style-name="ce8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983237" table:style-name="ce7">
            <text:p><text:s/>983,237<text:s/></text:p>
          </table:table-cell>
          <table:table-cell office:value-type="float" office:value="2618772" table:style-name="ce7">
            <text:p><text:s/>2,618,772<text:s/></text:p>
          </table:table-cell>
          <table:table-cell office:value-type="float" office:value="1262554" table:style-name="ce7">
            <text:p><text:s/>1,262,554<text:s/></text:p>
          </table:table-cell>
          <table:table-cell office:value-type="float" office:value="1356218" table:style-name="ce7">
            <text:p><text:s/>1,356,218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7919" table:style-name="ce7">
            <text:p><text:s/>77,919<text:s/></text:p>
          </table:table-cell>
          <table:table-cell office:value-type="float" office:value="208434" table:style-name="ce7">
            <text:p><text:s/>208,434<text:s/></text:p>
          </table:table-cell>
          <table:table-cell office:value-type="float" office:value="98868" table:style-name="ce7">
            <text:p><text:s/>98,868<text:s/></text:p>
          </table:table-cell>
          <table:table-cell office:value-type="float" office:value="109566" table:style-name="ce7">
            <text:p><text:s/>109,566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5909" table:style-name="ce7">
            <text:p><text:s/>85,909<text:s/></text:p>
          </table:table-cell>
          <table:table-cell office:value-type="float" office:value="225092" table:style-name="ce7">
            <text:p><text:s/>225,092<text:s/></text:p>
          </table:table-cell>
          <table:table-cell office:value-type="float" office:value="108402" table:style-name="ce7">
            <text:p><text:s/>108,402<text:s/></text:p>
          </table:table-cell>
          <table:table-cell office:value-type="float" office:value="116690" table:style-name="ce7">
            <text:p><text:s/>116,690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6919" table:style-name="ce7">
            <text:p><text:s/>116,919<text:s/></text:p>
          </table:table-cell>
          <table:table-cell office:value-type="float" office:value="311565" table:style-name="ce7">
            <text:p><text:s/>311,565<text:s/></text:p>
          </table:table-cell>
          <table:table-cell office:value-type="float" office:value="146662" table:style-name="ce7">
            <text:p><text:s/>146,662<text:s/></text:p>
          </table:table-cell>
          <table:table-cell office:value-type="float" office:value="164903" table:style-name="ce7">
            <text:p><text:s/>164,903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91897" table:style-name="ce7">
            <text:p><text:s/>91,897<text:s/></text:p>
          </table:table-cell>
          <table:table-cell office:value-type="float" office:value="220126" table:style-name="ce7">
            <text:p><text:s/>220,126<text:s/></text:p>
          </table:table-cell>
          <table:table-cell office:value-type="float" office:value="103598" table:style-name="ce7">
            <text:p><text:s/>103,598<text:s/></text:p>
          </table:table-cell>
          <table:table-cell office:value-type="float" office:value="116528" table:style-name="ce7">
            <text:p><text:s/>116,528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62272" table:style-name="ce7">
            <text:p><text:s/>62,272<text:s/></text:p>
          </table:table-cell>
          <table:table-cell office:value-type="float" office:value="159536" table:style-name="ce7">
            <text:p><text:s/>159,536<text:s/></text:p>
          </table:table-cell>
          <table:table-cell office:value-type="float" office:value="76957" table:style-name="ce7">
            <text:p><text:s/>76,957<text:s/></text:p>
          </table:table-cell>
          <table:table-cell office:value-type="float" office:value="82579" table:style-name="ce7">
            <text:p><text:s/>82,579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7413" table:style-name="ce7">
            <text:p><text:s/>47,413<text:s/></text:p>
          </table:table-cell>
          <table:table-cell office:value-type="float" office:value="124600" table:style-name="ce7">
            <text:p><text:s/>124,600<text:s/></text:p>
          </table:table-cell>
          <table:table-cell office:value-type="float" office:value="61398" table:style-name="ce7">
            <text:p><text:s/>61,398<text:s/></text:p>
          </table:table-cell>
          <table:table-cell office:value-type="float" office:value="63202" table:style-name="ce7">
            <text:p><text:s/>63,202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4244" table:style-name="ce7">
            <text:p><text:s/>74,244<text:s/></text:p>
          </table:table-cell>
          <table:table-cell office:value-type="float" office:value="189099" table:style-name="ce7">
            <text:p><text:s/>189,099<text:s/></text:p>
          </table:table-cell>
          <table:table-cell office:value-type="float" office:value="94226" table:style-name="ce7">
            <text:p><text:s/>94,226<text:s/></text:p>
          </table:table-cell>
          <table:table-cell office:value-type="float" office:value="94873" table:style-name="ce7">
            <text:p><text:s/>94,873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97200" table:style-name="ce7">
            <text:p><text:s/>97,200<text:s/></text:p>
          </table:table-cell>
          <table:table-cell office:value-type="float" office:value="262307" table:style-name="ce7">
            <text:p><text:s/>262,307<text:s/></text:p>
          </table:table-cell>
          <table:table-cell office:value-type="float" office:value="127002" table:style-name="ce7">
            <text:p><text:s/>127,002<text:s/></text:p>
          </table:table-cell>
          <table:table-cell office:value-type="float" office:value="135305" table:style-name="ce7">
            <text:p><text:s/>135,305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41813" table:style-name="ce7">
            <text:p><text:s/>41,813<text:s/></text:p>
          </table:table-cell>
          <table:table-cell office:value-type="float" office:value="114023" table:style-name="ce7">
            <text:p><text:s/>114,023<text:s/></text:p>
          </table:table-cell>
          <table:table-cell office:value-type="float" office:value="56063" table:style-name="ce7">
            <text:p><text:s/>56,063<text:s/></text:p>
          </table:table-cell>
          <table:table-cell office:value-type="float" office:value="57960" table:style-name="ce7">
            <text:p><text:s/>57,960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96969" table:style-name="ce7">
            <text:p><text:s/>96,969<text:s/></text:p>
          </table:table-cell>
          <table:table-cell office:value-type="float" office:value="270245" table:style-name="ce7">
            <text:p><text:s/>270,245<text:s/></text:p>
          </table:table-cell>
          <table:table-cell office:value-type="float" office:value="130289" table:style-name="ce7">
            <text:p><text:s/>130,289<text:s/></text:p>
          </table:table-cell>
          <table:table-cell office:value-type="float" office:value="139956" table:style-name="ce7">
            <text:p><text:s/>139,956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100928" table:style-name="ce7">
            <text:p><text:s/>100,928<text:s/></text:p>
          </table:table-cell>
          <table:table-cell office:value-type="float" office:value="284539" table:style-name="ce7">
            <text:p><text:s/>284,539<text:s/></text:p>
          </table:table-cell>
          <table:table-cell office:value-type="float" office:value="138216" table:style-name="ce7">
            <text:p><text:s/>138,216<text:s/></text:p>
          </table:table-cell>
          <table:table-cell office:value-type="float" office:value="146323" table:style-name="ce7">
            <text:p><text:s/>146,323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89754" table:style-name="ce7">
            <text:p><text:s/>89,754<text:s/></text:p>
          </table:table-cell>
          <table:table-cell office:value-type="float" office:value="249206" table:style-name="ce7">
            <text:p><text:s/>249,206<text:s/></text:p>
          </table:table-cell>
          <table:table-cell office:value-type="float" office:value="120873" table:style-name="ce7">
            <text:p><text:s/>120,873<text:s/></text:p>
          </table:table-cell>
          <table:table-cell office:value-type="float" office:value="128333" table:style-name="ce7">
            <text:p><text:s/>128,333<text:s/>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Verdana" svg:font-family="Verdana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_91_0_93_" style:display-name="千分位[0]" style:family="table-cell" style:data-style-name="N33"/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race</meta:initial-creator>
    <dc:creator>貴因 楊</dc:creator>
    <meta:creation-date>2011-03-14T01:58:25Z</meta:creation-date>
    <dc:date>2016-01-11T08:13:50Z</dc:date>
  </office:meta>
</office:document-meta>
</file>